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ev_5f_VS_5f_Ops" style:display-name="Dev_VS_Ops" style:family="table">
      <style:table-properties style:width="6.925in" table:align="margins"/>
    </style:style>
    <style:style style:name="Dev_5f_VS_5f_Ops.A" style:display-name="Dev_VS_Ops.A" style:family="table-column">
      <style:table-column-properties style:column-width="3.4625in" style:rel-column-width="32767*"/>
    </style:style>
    <style:style style:name="Dev_5f_VS_5f_Ops.B" style:display-name="Dev_VS_Ops.B" style:family="table-column">
      <style:table-column-properties style:column-width="3.4625in" style:rel-column-width="32768*"/>
    </style:style>
    <style:style style:name="Dev_5f_VS_5f_Ops.A1" style:display-name="Dev_VS_Ops.A1" style:family="table-cell">
      <style:table-cell-properties fo:padding="0.0382in" fo:border-left="0.05pt solid #000000" fo:border-right="none" fo:border-top="0.05pt solid #000000" fo:border-bottom="0.05pt solid #000000"/>
    </style:style>
    <style:style style:name="Dev_5f_VS_5f_Ops.B1" style:display-name="Dev_VS_Ops.B1" style:family="table-cell">
      <style:table-cell-properties fo:padding="0.0382in" fo:border="0.05pt solid #000000"/>
    </style:style>
    <style:style style:name="Dev_5f_VS_5f_Ops.A2" style:display-name="Dev_VS_Ops.A2" style:family="table-cell">
      <style:table-cell-properties fo:padding="0.0382in" fo:border-left="0.05pt solid #000000" fo:border-right="none" fo:border-top="none" fo:border-bottom="0.05pt solid #000000"/>
    </style:style>
    <style:style style:name="Dev_5f_VS_5f_Ops.B2" style:display-name="Dev_VS_Op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db73" officeooo:paragraph-rsid="0002db73"/>
    </style:style>
    <style:style style:name="P2" style:family="paragraph" style:parent-style-name="Text_20_body">
      <style:paragraph-properties fo:margin-top="0in" fo:margin-bottom="0in" style:contextual-spacing="false" fo:line-height="100%"/>
    </style:style>
    <style:style style:name="P3" style:family="paragraph" style:parent-style-name="Text_20_body">
      <style:paragraph-properties fo:margin-top="0in" fo:margin-bottom="0in" style:contextual-spacing="false" fo:line-height="100%"/>
      <style:text-properties officeooo:paragraph-rsid="001daee8"/>
    </style:style>
    <style:style style:name="P4" style:family="paragraph" style:parent-style-name="Text_20_body">
      <style:paragraph-properties fo:margin-top="0in" fo:margin-bottom="0in" style:contextual-spacing="false" fo:line-height="100%"/>
      <style:text-properties officeooo:paragraph-rsid="002025a1"/>
    </style:style>
    <style:style style:name="P5" style:family="paragraph" style:parent-style-name="Text_20_body">
      <style:paragraph-properties fo:margin-top="0in" fo:margin-bottom="0in" style:contextual-spacing="false" fo:line-height="100%"/>
      <style:text-properties officeooo:paragraph-rsid="0023687e"/>
    </style:style>
    <style:style style:name="P6" style:family="paragraph" style:parent-style-name="Text_20_body">
      <style:paragraph-properties fo:margin-top="0in" fo:margin-bottom="0in" style:contextual-spacing="false" fo:line-height="100%"/>
      <style:text-properties officeooo:rsid="00037928" officeooo:paragraph-rsid="00037928"/>
    </style:style>
    <style:style style:name="P7" style:family="paragraph" style:parent-style-name="Text_20_body">
      <style:paragraph-properties fo:margin-top="0in" fo:margin-bottom="0in" style:contextual-spacing="false" fo:line-height="100%"/>
      <style:text-properties fo:color="#ff0000" officeooo:rsid="00037928" officeooo:paragraph-rsid="00037928"/>
    </style:style>
    <style:style style:name="P8" style:family="paragraph" style:parent-style-name="Text_20_body">
      <style:paragraph-properties fo:margin-top="0in" fo:margin-bottom="0in" style:contextual-spacing="false" fo:line-height="100%"/>
      <style:text-properties fo:color="#ff0000" officeooo:rsid="00052a12" officeooo:paragraph-rsid="00052a12"/>
    </style:style>
    <style:style style:name="P9" style:family="paragraph" style:parent-style-name="Text_20_body">
      <style:paragraph-properties fo:margin-top="0in" fo:margin-bottom="0in" style:contextual-spacing="false" fo:line-height="100%"/>
      <style:text-properties fo:color="#ff0000" officeooo:rsid="00084b3b" officeooo:paragraph-rsid="00084b3b"/>
    </style:style>
    <style:style style:name="P10" style:family="paragraph" style:parent-style-name="Text_20_body">
      <style:paragraph-properties fo:margin-top="0in" fo:margin-bottom="0in" style:contextual-spacing="false" fo:line-height="100%"/>
      <style:text-properties fo:color="#ff0000" officeooo:rsid="000989ed" officeooo:paragraph-rsid="000989ed"/>
    </style:style>
    <style:style style:name="P11" style:family="paragraph" style:parent-style-name="Text_20_body">
      <style:paragraph-properties fo:margin-top="0in" fo:margin-bottom="0in" style:contextual-spacing="false" fo:line-height="100%"/>
      <style:text-properties fo:color="#ff0000" officeooo:rsid="000cdb5e" officeooo:paragraph-rsid="000cdb5e"/>
    </style:style>
    <style:style style:name="P12" style:family="paragraph" style:parent-style-name="Text_20_body">
      <style:paragraph-properties fo:margin-top="0in" fo:margin-bottom="0in" style:contextual-spacing="false" fo:line-height="100%"/>
      <style:text-properties fo:color="#ff0000" officeooo:rsid="000e2e4a" officeooo:paragraph-rsid="000e2e4a"/>
    </style:style>
    <style:style style:name="P13" style:family="paragraph" style:parent-style-name="Text_20_body">
      <style:paragraph-properties fo:margin-top="0in" fo:margin-bottom="0in" style:contextual-spacing="false" fo:line-height="100%"/>
      <style:text-properties fo:color="#ff0000" officeooo:rsid="0011fbeb" officeooo:paragraph-rsid="0011fbeb"/>
    </style:style>
    <style:style style:name="P14" style:family="paragraph" style:parent-style-name="Text_20_body">
      <style:paragraph-properties fo:margin-top="0in" fo:margin-bottom="0in" style:contextual-spacing="false" fo:line-height="100%"/>
      <style:text-properties fo:color="#ff0000" officeooo:rsid="0013a05b" officeooo:paragraph-rsid="0013a05b"/>
    </style:style>
    <style:style style:name="P15" style:family="paragraph" style:parent-style-name="Text_20_body">
      <style:paragraph-properties fo:margin-top="0in" fo:margin-bottom="0in" style:contextual-spacing="false" fo:line-height="100%"/>
      <style:text-properties fo:color="#ff0000" officeooo:rsid="0014fd3e" officeooo:paragraph-rsid="0014fd3e"/>
    </style:style>
    <style:style style:name="P16" style:family="paragraph" style:parent-style-name="Text_20_body">
      <style:paragraph-properties fo:margin-top="0in" fo:margin-bottom="0in" style:contextual-spacing="false" fo:line-height="100%"/>
      <style:text-properties fo:color="#ff0000" officeooo:rsid="001783cf" officeooo:paragraph-rsid="001783cf"/>
    </style:style>
    <style:style style:name="P17" style:family="paragraph" style:parent-style-name="Text_20_body">
      <style:paragraph-properties fo:margin-top="0in" fo:margin-bottom="0in" style:contextual-spacing="false" fo:line-height="100%"/>
      <style:text-properties fo:color="#ff0000" officeooo:rsid="00186c86" officeooo:paragraph-rsid="00186c86"/>
    </style:style>
    <style:style style:name="P18" style:family="paragraph" style:parent-style-name="Text_20_body">
      <style:paragraph-properties fo:margin-top="0in" fo:margin-bottom="0in" style:contextual-spacing="false" fo:line-height="100%"/>
      <style:text-properties fo:color="#ff0000" officeooo:rsid="0008adfd" officeooo:paragraph-rsid="0008adfd"/>
    </style:style>
    <style:style style:name="P19" style:family="paragraph" style:parent-style-name="Text_20_body">
      <style:paragraph-properties fo:margin-top="0in" fo:margin-bottom="0in" style:contextual-spacing="false" fo:line-height="100%"/>
      <style:text-properties fo:color="#ff0000" officeooo:rsid="001778b6" officeooo:paragraph-rsid="001778b6"/>
    </style:style>
    <style:style style:name="P20" style:family="paragraph" style:parent-style-name="Text_20_body">
      <style:paragraph-properties fo:margin-top="0in" fo:margin-bottom="0in" style:contextual-spacing="false" fo:line-height="100%"/>
      <style:text-properties fo:color="#ff0000" officeooo:rsid="001daee8" officeooo:paragraph-rsid="001daee8"/>
    </style:style>
    <style:style style:name="P21" style:family="paragraph" style:parent-style-name="Text_20_body">
      <style:paragraph-properties fo:margin-top="0in" fo:margin-bottom="0in" style:contextual-spacing="false" fo:line-height="100%"/>
      <style:text-properties fo:color="#ff0000" fo:font-weight="normal" style:font-weight-asian="normal" style:font-weight-complex="normal"/>
    </style:style>
    <style:style style:name="P22" style:family="paragraph" style:parent-style-name="Text_20_body">
      <style:paragraph-properties fo:margin-top="0in" fo:margin-bottom="0in" style:contextual-spacing="false" fo:line-height="100%"/>
      <style:text-properties officeooo:rsid="00052a12" officeooo:paragraph-rsid="00052a12"/>
    </style:style>
    <style:style style:name="P23" style:family="paragraph" style:parent-style-name="Text_20_body">
      <style:paragraph-properties fo:margin-top="0in" fo:margin-bottom="0in" style:contextual-spacing="false" fo:line-height="100%"/>
      <style:text-properties officeooo:rsid="0007208d" officeooo:paragraph-rsid="0007208d"/>
    </style:style>
    <style:style style:name="P24" style:family="paragraph" style:parent-style-name="Text_20_body">
      <style:paragraph-properties fo:margin-top="0in" fo:margin-bottom="0in" style:contextual-spacing="false" fo:line-height="100%"/>
      <style:text-properties officeooo:rsid="00084721" officeooo:paragraph-rsid="00084721"/>
    </style:style>
    <style:style style:name="P25" style:family="paragraph" style:parent-style-name="Text_20_body">
      <style:paragraph-properties fo:margin-top="0in" fo:margin-bottom="0in" style:contextual-spacing="false" fo:line-height="100%"/>
      <style:text-properties officeooo:rsid="0008adfd" officeooo:paragraph-rsid="0008adfd"/>
    </style:style>
    <style:style style:name="P26" style:family="paragraph" style:parent-style-name="Text_20_body">
      <style:paragraph-properties fo:margin-top="0in" fo:margin-bottom="0in" style:contextual-spacing="false" fo:line-height="100%"/>
      <style:text-properties officeooo:rsid="000b9603" officeooo:paragraph-rsid="000b9603"/>
    </style:style>
    <style:style style:name="P27" style:family="paragraph" style:parent-style-name="Text_20_body">
      <style:paragraph-properties fo:margin-top="0in" fo:margin-bottom="0in" style:contextual-spacing="false" fo:line-height="100%"/>
      <style:text-properties officeooo:rsid="000cdb5e" officeooo:paragraph-rsid="000cdb5e"/>
    </style:style>
    <style:style style:name="P28" style:family="paragraph" style:parent-style-name="Text_20_body">
      <style:paragraph-properties fo:margin-top="0in" fo:margin-bottom="0in" style:contextual-spacing="false" fo:line-height="100%"/>
      <style:text-properties officeooo:rsid="000e2e4a" officeooo:paragraph-rsid="000e2e4a"/>
    </style:style>
    <style:style style:name="P29" style:family="paragraph" style:parent-style-name="Text_20_body">
      <style:paragraph-properties fo:margin-top="0in" fo:margin-bottom="0in" style:contextual-spacing="false" fo:line-height="100%"/>
      <style:text-properties officeooo:rsid="000fdf43" officeooo:paragraph-rsid="000fdf43"/>
    </style:style>
    <style:style style:name="P30" style:family="paragraph" style:parent-style-name="Text_20_body">
      <style:paragraph-properties fo:margin-top="0in" fo:margin-bottom="0in" style:contextual-spacing="false" fo:line-height="100%"/>
      <style:text-properties officeooo:rsid="00101cba" officeooo:paragraph-rsid="0011fbeb"/>
    </style:style>
    <style:style style:name="P31" style:family="paragraph" style:parent-style-name="Text_20_body">
      <style:paragraph-properties fo:margin-top="0in" fo:margin-bottom="0in" style:contextual-spacing="false" fo:line-height="100%"/>
      <style:text-properties officeooo:rsid="00120c0e" officeooo:paragraph-rsid="00120c0e"/>
    </style:style>
    <style:style style:name="P32" style:family="paragraph" style:parent-style-name="Text_20_body">
      <style:paragraph-properties fo:margin-top="0in" fo:margin-bottom="0in" style:contextual-spacing="false" fo:line-height="100%"/>
      <style:text-properties fo:color="#0000ff" officeooo:rsid="00120c0e" officeooo:paragraph-rsid="00120c0e"/>
    </style:style>
    <style:style style:name="P33" style:family="paragraph" style:parent-style-name="Text_20_body">
      <style:paragraph-properties fo:margin-top="0in" fo:margin-bottom="0in" style:contextual-spacing="false" fo:line-height="100%"/>
      <style:text-properties officeooo:rsid="0013a05b" officeooo:paragraph-rsid="0013a05b"/>
    </style:style>
    <style:style style:name="P34" style:family="paragraph" style:parent-style-name="Text_20_body">
      <style:paragraph-properties fo:margin-top="0in" fo:margin-bottom="0in" style:contextual-spacing="false" fo:line-height="100%"/>
      <style:text-properties officeooo:rsid="0014fd3e" officeooo:paragraph-rsid="0014fd3e"/>
    </style:style>
    <style:style style:name="P35" style:family="paragraph" style:parent-style-name="Text_20_body">
      <style:paragraph-properties fo:margin-top="0in" fo:margin-bottom="0in" style:contextual-spacing="false" fo:line-height="100%"/>
      <style:text-properties officeooo:rsid="00150ca3" officeooo:paragraph-rsid="00150ca3"/>
    </style:style>
    <style:style style:name="P36" style:family="paragraph" style:parent-style-name="Text_20_body">
      <style:paragraph-properties fo:margin-top="0in" fo:margin-bottom="0in" style:contextual-spacing="false" fo:line-height="100%"/>
      <style:text-properties officeooo:rsid="001778b6" officeooo:paragraph-rsid="001778b6"/>
    </style:style>
    <style:style style:name="P37" style:family="paragraph" style:parent-style-name="Text_20_body">
      <style:paragraph-properties fo:margin-top="0in" fo:margin-bottom="0in" style:contextual-spacing="false" fo:line-height="100%"/>
      <style:text-properties officeooo:rsid="00186c86" officeooo:paragraph-rsid="00186c86"/>
    </style:style>
    <style:style style:name="P38" style:family="paragraph" style:parent-style-name="Text_20_body">
      <style:paragraph-properties fo:margin-top="0in" fo:margin-bottom="0in" style:contextual-spacing="false" fo:line-height="100%"/>
      <style:text-properties officeooo:rsid="001b5d33" officeooo:paragraph-rsid="001b7b76"/>
    </style:style>
    <style:style style:name="P39" style:family="paragraph" style:parent-style-name="Text_20_body">
      <style:paragraph-properties fo:margin-top="0in" fo:margin-bottom="0in" style:contextual-spacing="false" fo:line-height="100%"/>
      <style:text-properties officeooo:rsid="001c1a81" officeooo:paragraph-rsid="001c1a81"/>
    </style:style>
    <style:style style:name="P40" style:family="paragraph" style:parent-style-name="Text_20_body">
      <style:paragraph-properties fo:margin-top="0in" fo:margin-bottom="0in" style:contextual-spacing="false" fo:line-height="100%"/>
      <style:text-properties fo:color="#00cc00" officeooo:rsid="00170356" officeooo:paragraph-rsid="00170356"/>
    </style:style>
    <style:style style:name="P41" style:family="paragraph" style:parent-style-name="Text_20_body">
      <style:paragraph-properties fo:margin-top="0in" fo:margin-bottom="0in" style:contextual-spacing="false" fo:line-height="100%"/>
      <style:text-properties officeooo:rsid="001daee8" officeooo:paragraph-rsid="001daee8"/>
    </style:style>
    <style:style style:name="P42" style:family="paragraph" style:parent-style-name="Text_20_body">
      <style:paragraph-properties fo:margin-top="0in" fo:margin-bottom="0in" style:contextual-spacing="false" fo:line-height="100%"/>
      <style:text-properties fo:font-weight="normal" style:font-weight-asian="normal" style:font-weight-complex="normal"/>
    </style:style>
    <style:style style:name="P43" style:family="paragraph" style:parent-style-name="Text_20_body">
      <style:paragraph-properties fo:margin-top="0in" fo:margin-bottom="0in" style:contextual-spacing="false" fo:line-height="100%"/>
      <style:text-properties fo:font-weight="normal" officeooo:rsid="00246183" officeooo:paragraph-rsid="00246183" style:font-weight-asian="normal" style:font-weight-complex="normal"/>
    </style:style>
    <style:style style:name="P44" style:family="paragraph" style:parent-style-name="Heading_20_4">
      <style:paragraph-properties fo:margin-top="0in" fo:margin-bottom="0in" style:contextual-spacing="false" fo:line-height="100%"/>
      <style:text-properties fo:color="#0000ff" fo:font-weight="normal" style:font-weight-asian="normal" style:font-weight-complex="normal"/>
    </style:style>
    <style:style style:name="P45" style:family="paragraph" style:parent-style-name="Heading_20_4">
      <style:paragraph-properties fo:margin-top="0in" fo:margin-bottom="0in" style:contextual-spacing="false" fo:line-height="100%"/>
      <style:text-properties fo:color="#ff0000" fo:font-weight="normal" style:font-weight-asian="normal" style:font-weight-complex="normal"/>
    </style:style>
    <style:style style:name="P46" style:family="paragraph" style:parent-style-name="Heading_20_4">
      <style:paragraph-properties fo:margin-top="0in" fo:margin-bottom="0in" style:contextual-spacing="false" fo:line-height="100%"/>
      <style:text-properties fo:color="#ffd320" fo:font-weight="normal" style:font-weight-asian="normal" style:font-weight-complex="normal"/>
    </style:style>
    <style:style style:name="P47" style:family="paragraph" style:parent-style-name="Standard">
      <style:paragraph-properties fo:margin-top="0in" fo:margin-bottom="0in" style:contextual-spacing="false" fo:line-height="100%"/>
      <style:text-properties fo:font-weight="normal" style:font-weight-asian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officeooo:rsid="00186c86" officeooo:paragraph-rsid="00186c86"/>
    </style:style>
    <style:style style:name="P49" style:family="paragraph" style:parent-style-name="Table_20_Contents">
      <style:paragraph-properties fo:text-align="center" style:justify-single-word="false"/>
      <style:text-properties fo:color="#0000ff" officeooo:rsid="00186c86" officeooo:paragraph-rsid="00186c86" fo:background-color="#99ccff"/>
    </style:style>
    <style:style style:name="P50" style:family="paragraph" style:parent-style-name="Standard" style:list-style-name=""/>
    <style:style style:name="P51" style:family="paragraph" style:parent-style-name="Text_20_body" style:list-style-name="L8">
      <style:paragraph-properties fo:margin-top="0in" fo:margin-bottom="0in" style:contextual-spacing="false" fo:line-height="100%"/>
    </style:style>
    <style:style style:name="P52" style:family="paragraph" style:parent-style-name="Text_20_body" style:list-style-name="L17">
      <style:paragraph-properties fo:margin-top="0in" fo:margin-bottom="0in" style:contextual-spacing="false" fo:line-height="100%"/>
    </style:style>
    <style:style style:name="P53" style:family="paragraph" style:parent-style-name="Text_20_body" style:list-style-name="L9">
      <style:paragraph-properties fo:margin-top="0in" fo:margin-bottom="0in" style:contextual-spacing="false" fo:line-height="100%"/>
      <style:text-properties officeooo:rsid="00186c86" officeooo:paragraph-rsid="00186c86"/>
    </style:style>
    <style:style style:name="P54" style:family="paragraph" style:parent-style-name="Text_20_body" style:list-style-name="L10">
      <style:paragraph-properties fo:margin-top="0in" fo:margin-bottom="0in" style:contextual-spacing="false" fo:line-height="100%"/>
      <style:text-properties officeooo:rsid="00186c86" officeooo:paragraph-rsid="00186c86"/>
    </style:style>
    <style:style style:name="P55" style:family="paragraph" style:parent-style-name="Text_20_body" style:list-style-name="L11">
      <style:paragraph-properties fo:margin-top="0in" fo:margin-bottom="0in" style:contextual-spacing="false" fo:line-height="100%"/>
      <style:text-properties officeooo:rsid="00186c86" officeooo:paragraph-rsid="00186c86"/>
    </style:style>
    <style:style style:name="P56" style:family="paragraph" style:parent-style-name="Text_20_body" style:list-style-name="L11">
      <style:paragraph-properties fo:margin-top="0in" fo:margin-bottom="0in" style:contextual-spacing="false" fo:line-height="100%"/>
      <style:text-properties officeooo:rsid="0018a6f9" officeooo:paragraph-rsid="00186c86"/>
    </style:style>
    <style:style style:name="P57" style:family="paragraph" style:parent-style-name="Text_20_body" style:list-style-name="L12">
      <style:paragraph-properties fo:margin-top="0in" fo:margin-bottom="0in" style:contextual-spacing="false" fo:line-height="100%"/>
      <style:text-properties officeooo:rsid="00084b3b" officeooo:paragraph-rsid="00084b3b"/>
    </style:style>
    <style:style style:name="P58" style:family="paragraph" style:parent-style-name="Text_20_body" style:list-style-name="L13">
      <style:paragraph-properties fo:margin-top="0in" fo:margin-bottom="0in" style:contextual-spacing="false" fo:line-height="100%"/>
      <style:text-properties officeooo:rsid="0008adfd" officeooo:paragraph-rsid="0008adfd"/>
    </style:style>
    <style:style style:name="P59" style:family="paragraph" style:parent-style-name="Text_20_body" style:list-style-name="L14">
      <style:paragraph-properties fo:margin-top="0in" fo:margin-bottom="0in" style:contextual-spacing="false" fo:line-height="100%"/>
      <style:text-properties officeooo:rsid="000989ed" officeooo:paragraph-rsid="000989ed"/>
    </style:style>
    <style:style style:name="P60" style:family="paragraph" style:parent-style-name="Text_20_body" style:list-style-name="L14">
      <style:paragraph-properties fo:margin-top="0in" fo:margin-bottom="0in" style:contextual-spacing="false" fo:line-height="100%"/>
      <style:text-properties officeooo:rsid="000b0309" officeooo:paragraph-rsid="000b0309"/>
    </style:style>
    <style:style style:name="P61" style:family="paragraph" style:parent-style-name="Text_20_body" style:list-style-name="L14">
      <style:paragraph-properties fo:margin-top="0in" fo:margin-bottom="0in" style:contextual-spacing="false" fo:line-height="100%"/>
      <style:text-properties officeooo:rsid="000b9603" officeooo:paragraph-rsid="000b9603"/>
    </style:style>
    <style:style style:name="P62" style:family="paragraph" style:parent-style-name="Text_20_body" style:list-style-name="L15">
      <style:paragraph-properties fo:margin-top="0in" fo:margin-bottom="0in" style:contextual-spacing="false" fo:line-height="100%"/>
      <style:text-properties officeooo:rsid="000cdb5e" officeooo:paragraph-rsid="000cdb5e"/>
    </style:style>
    <style:style style:name="P63" style:family="paragraph" style:parent-style-name="Text_20_body" style:list-style-name="L16">
      <style:paragraph-properties fo:margin-top="0in" fo:margin-bottom="0in" style:contextual-spacing="false" fo:line-height="100%"/>
      <style:text-properties officeooo:rsid="0013a05b" officeooo:paragraph-rsid="0013a05b"/>
    </style:style>
    <style:style style:name="P64" style:family="paragraph" style:parent-style-name="Text_20_body">
      <style:paragraph-properties fo:margin-top="0in" fo:margin-bottom="0in" style:contextual-spacing="false" fo:line-height="100%"/>
      <style:text-properties fo:font-weight="normal" style:font-weight-asian="normal" style:font-weight-complex="normal"/>
    </style:style>
    <style:style style:name="P65" style:family="paragraph">
      <style:paragraph-properties fo:text-align="center"/>
    </style:style>
    <style:style style:name="T1" style:family="text">
      <style:text-properties fo:background-color="#ccff99" loext:char-shading-value="0"/>
    </style:style>
    <style:style style:name="T2" style:family="text">
      <style:text-properties officeooo:rsid="0011fbeb" fo:background-color="#ccff99" loext:char-shading-value="0"/>
    </style:style>
    <style:style style:name="T3" style:family="text">
      <style:text-properties fo:color="#009933"/>
    </style:style>
    <style:style style:name="T4" style:family="text">
      <style:text-properties fo:color="#009933" officeooo:rsid="0007b0a9"/>
    </style:style>
    <style:style style:name="T5" style:family="text">
      <style:text-properties fo:color="#000000" officeooo:rsid="0007b0a9"/>
    </style:style>
    <style:style style:name="T6" style:family="text">
      <style:text-properties officeooo:rsid="00084b3b"/>
    </style:style>
    <style:style style:name="T7" style:family="text">
      <style:text-properties officeooo:rsid="0011fbe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cc33" fo:font-weight="bold" style:font-weight-asian="bold" style:font-weight-complex="bold"/>
    </style:style>
    <style:style style:name="T10" style:family="text">
      <style:text-properties officeooo:rsid="0014fd3e"/>
    </style:style>
    <style:style style:name="T11" style:family="text">
      <style:text-properties fo:color="#00cc00"/>
    </style:style>
    <style:style style:name="T12" style:family="text">
      <style:text-properties fo:color="#0000ff"/>
    </style:style>
    <style:style style:name="T13" style:family="text">
      <style:text-properties officeooo:rsid="001a36fe"/>
    </style:style>
    <style:style style:name="T14" style:family="text">
      <style:text-properties officeooo:rsid="001b7b76"/>
    </style:style>
    <style:style style:name="T15" style:family="text">
      <style:text-properties officeooo:rsid="001c1a81"/>
    </style:style>
    <style:style style:name="T16" style:family="text">
      <style:text-properties fo:color="#0066cc"/>
    </style:style>
    <style:style style:name="T17" style:family="text">
      <style:text-properties officeooo:rsid="001daee8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025a1" style:font-weight-asian="normal" style:font-weight-complex="normal"/>
    </style:style>
    <style:style style:name="T20" style:family="text">
      <style:text-properties fo:font-weight="normal" officeooo:rsid="00219754" style:font-weight-asian="normal" style:font-weight-complex="normal"/>
    </style:style>
    <style:style style:name="T21" style:family="text">
      <style:text-properties officeooo:rsid="0023687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81in" fo:text-indent="-0.25in" fo:margin-left="1.168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81in" fo:text-indent="-0.25in" fo:margin-left="1.418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81in" fo:text-indent="-0.25in" fo:margin-left="1.668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81in" fo:text-indent="-0.25in" fo:margin-left="1.918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81in" fo:text-indent="-0.25in" fo:margin-left="2.168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81in" fo:text-indent="-0.25in" fo:margin-left="2.418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81in" fo:text-indent="-0.25in" fo:margin-left="2.668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81in" fo:text-indent="-0.25in" fo:margin-left="2.918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681in" fo:text-indent="-0.25in" fo:margin-left="3.168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181in" fo:text-indent="-0.25in" fo:margin-left="3.4181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72in" fo:text-indent="-0.25in" fo:margin-left="1.8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272in" fo:text-indent="-0.25in" fo:margin-left="2.1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772in" fo:text-indent="-0.25in" fo:margin-left="2.3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272in" fo:text-indent="-0.25in" fo:margin-left="2.6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8772in" fo:text-indent="-0.25in" fo:margin-left="2.8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272in" fo:text-indent="-0.25in" fo:margin-left="3.1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3772in" fo:text-indent="-0.25in" fo:margin-left="3.3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6272in" fo:text-indent="-0.25in" fo:margin-left="3.6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8772in" fo:text-indent="-0.25in" fo:margin-left="3.8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1272in" fo:text-indent="-0.25in" fo:margin-left="4.1272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="solid" draw:fill-color="#ff808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aec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/>
    </style:style>
    <style:style style:name="gr6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Git repository for this course: <text:span text:style-name="T1">https://github.com/vahenr/Devops-info.git</text:span></text:p>
      <text:h text:style-name="P50" text:outline-level="4">GIT repositories used</text:h>
      <text:list xml:id="list2359354343250177987" text:style-name="L8">
        <text:list-item>
          <text:p text:style-name="P51"><text:a xlink:type="simple" xlink:href="https://github.com/wardviaene/ansible-demo" office:target-frame-name="_blank" xlink:show="new">https://github.com/wardviaene/ansible-demo</text:a></text:p>
        </text:list-item>
        <text:list-item>
          <text:p text:style-name="P51"><text:a xlink:type="simple" xlink:href="https://github.com/wardviaene/chef-demo" office:target-frame-name="_blank" xlink:show="new">https://github.com/wardviaene/chef-demo</text:a></text:p>
        </text:list-item>
        <text:list-item>
          <text:p text:style-name="P51"><text:a xlink:type="simple" xlink:href="https://github.com/wardviaene/play-demo" office:target-frame-name="_blank" xlink:show="new">https://github.com/wardviaene/play-demo</text:a></text:p>
        </text:list-item>
        <text:list-item>
          <text:p text:style-name="P51"><text:a xlink:type="simple" xlink:href="https://github.com/wardviaene/docker-demo" office:target-frame-name="_blank" xlink:show="new">https://github.com/wardviaene/docker-demo</text:a></text:p>
        </text:list-item>
      </text:list>
      <text:p text:style-name="P2"/>
      <text:p text:style-name="P7">What is Devops ?</text:p>
      <text:p text:style-name="P6">We have two teams working together the developer team and operational team (System administrators).</text:p>
      <table:table table:name="Dev_VS_Ops" table:style-name="Dev_5f_VS_5f_Ops">
        <table:table-column table:style-name="Dev_5f_VS_5f_Ops.A"/>
        <table:table-column table:style-name="Dev_5f_VS_5f_Ops.B"/>
        <table:table-row>
          <table:table-cell table:style-name="Dev_5f_VS_5f_Ops.A1" office:value-type="string">
            <text:p text:style-name="P49">Developer</text:p>
          </table:table-cell>
          <table:table-cell table:style-name="Dev_5f_VS_5f_Ops.B1" office:value-type="string">
            <text:p text:style-name="P49">IT Operations</text:p>
          </table:table-cell>
        </table:table-row>
        <table:table-row>
          <table:table-cell table:style-name="Dev_5f_VS_5f_Ops.A2" office:value-type="string">
            <text:p text:style-name="P48">I want change</text:p>
          </table:table-cell>
          <table:table-cell table:style-name="Dev_5f_VS_5f_Ops.B2" office:value-type="string">
            <text:p text:style-name="P48">I want Stability</text:p>
          </table:table-cell>
        </table:table-row>
        <table:table-row>
          <table:table-cell table:style-name="Dev_5f_VS_5f_Ops.A2" office:value-type="string">
            <text:p text:style-name="P48">I want to add / modify features</text:p>
          </table:table-cell>
          <table:table-cell table:style-name="Dev_5f_VS_5f_Ops.B2" office:value-type="string">
            <text:p text:style-name="P48">I want to create / enhance service</text:p>
          </table:table-cell>
        </table:table-row>
        <table:table-row>
          <table:table-cell table:style-name="Dev_5f_VS_5f_Ops.A2" office:value-type="string">
            <text:p text:style-name="P48">Doesn't deploy consistent software</text:p>
          </table:table-cell>
          <table:table-cell table:style-name="Dev_5f_VS_5f_Ops.B2" office:value-type="string">
            <text:p text:style-name="P48">Motivation to resist change</text:p>
          </table:table-cell>
        </table:table-row>
        <table:table-row>
          <table:table-cell table:style-name="Dev_5f_VS_5f_Ops.A2" office:value-type="string">
            <text:p text:style-name="P48">Development Process is Agile</text:p>
          </table:table-cell>
          <table:table-cell table:style-name="Dev_5f_VS_5f_Ops.B2" office:value-type="string">
            <text:p text:style-name="P48">Operations Process is static</text:p>
          </table:table-cell>
        </table:table-row>
      </table:table>
      <text:p text:style-name="P37">There is always Disconnect, Conflict &amp; inefficiencies between these two groups.</text:p>
      <text:p text:style-name="P6"/>
      <text:list xml:id="list1182119369571864761" text:style-name="L9">
        <text:list-item>
          <text:p text:style-name="P53">DevOps is an approach to bridge the gap between software development and operations.</text:p>
        </text:list-item>
      </text:list>
      <text:list xml:id="list8560204756228669971" text:style-name="L10">
        <text:list-item>
          <text:p text:style-name="P54">It is a response to the interdependence of software development and IT operations.</text:p>
        </text:list-item>
        <text:list-item>
          <text:p text:style-name="P54">DevOps is not technology problem, but business and <text:span text:style-name="T8">cultural problem</text:span>.</text:p>
        </text:list-item>
      </text:list>
      <text:list xml:id="list4058820819368467796" text:style-name="L11">
        <text:list-item>
          <text:p text:style-name="P55">Stresses collaboration between development &amp; operations</text:p>
        </text:list-item>
        <text:list-item>
          <text:p text:style-name="P56">Aims to deliver software &amp; services quicker.</text:p>
        </text:list-item>
      </text:list>
      <text:p text:style-name="P6"/>
      <text:p text:style-name="P8">Continuous Delivery and Benefits</text:p>
      <text:p text:style-name="P22">DevOps can only work when the Software Development Life Cycle (SDLC) can support it.</text:p>
      <text:p text:style-name="P22"><draw:custom-shape text:anchor-type="paragraph" draw:z-index="0" draw:style-name="gr1" draw:text-style-name="P65" svg:width="0.9114in" svg:height="0.3823in" svg:x="0.2374in" svg:y="0.0807in"><text:p text:style-name="P65">Develop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2" draw:text-style-name="P65" svg:width="0.9114in" svg:height="0.3823in" svg:x="1.4957in" svg:y="0.0547in"><text:p text:style-name="P65">Build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style-name="gr2" draw:text-style-name="P65" svg:width="0.9114in" svg:height="0.3823in" svg:x="2.8764in" svg:y="0.0547in"><text:p text:style-name="P65">Tes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2" draw:text-style-name="P65" svg:width="0.9114in" svg:height="0.3823in" svg:x="4.3693in" svg:y="0.0717in"><text:p text:style-name="P65">Releas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3" draw:text-style-name="P65" svg:width="0.9114in" svg:height="0.3823in" svg:x="5.5327in" svg:y="0.0898in"><text:p text:style-name="P65">Custom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2"/>
      <text:p text:style-name="P22"><draw:g text:anchor-type="paragraph" draw:z-index="5" draw:style-name="gr4"><draw:custom-shape draw:style-name="gr5" draw:text-style-name="P65" svg:width="0.9114in" svg:height="0.3823in" svg:x="2.2252in" svg:y="0.1835in"><text:p text:style-name="P65">Pla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65" svg:width="0.9114in" svg:height="0.3823in" svg:x="3.2846in" svg:y="0.2008in"><text:p text:style-name="P65">Monito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6" draw:text-style-name="P65" svg:x1="5.9055in" svg:y1="0.0882in" svg:x2="5.9146in" svg:y2="0.7736in"><text:p/></draw:line><draw:line draw:style-name="gr6" draw:text-style-name="P65" svg:x1="5.9146in" svg:y1="0.7736in" svg:x2="0.6972in" svg:y2="0.739in"><text:p/></draw:line><draw:line draw:style-name="gr6" draw:text-style-name="P65" svg:x1="0.6972in" svg:y1="0.739in" svg:x2="0.6972in" svg:y2="0.0791in"><text:p/></draw:line></draw:g></text:p>
      <text:p text:style-name="P22"/>
      <text:p text:style-name="P22"/>
      <text:p text:style-name="P22"/>
      <text:p text:style-name="P38"><text:s text:c="57"/></text:p>
      <text:p text:style-name="P38"><text:span text:style-name="T14"><text:s text:c="65"/></text:span>Feedback Loop</text:p>
      <text:p text:style-name="P22">We have a developers on one side, and the customers at the second side, in between the software development life-cycle it consist of: <text:span text:style-name="T3">Build, Test and Release</text:span> phases we have also <text:span text:style-name="T3">Planing</text:span> phase and finally we need to <text:span text:style-name="T3">Monitor</text:span> everything happens in this process.</text:p>
      <text:p text:style-name="P23">The customers provide feedback to the developers which is called <text:span text:style-name="T3">feedback-loop</text:span><text:span text:style-name="T4"> </text:span><text:span text:style-name="T5">(bug report or request for a new features)</text:span>.</text:p>
      <text:p text:style-name="P24">The idea of DevOps is to complete the cycle as quickly as possible with maximum reliability<text:span text:style-name="T6"> and this can be done if all development and operational team works well together.</text:span></text:p>
      <text:p text:style-name="P24"/>
      <text:p text:style-name="P9">DevOps is a transformation</text:p>
      <text:list xml:id="list8958911829395147209" text:style-name="L12">
        <text:list-item>
          <text:p text:style-name="P57">Teams need to get educated and trained (buy new members, change management process).</text:p>
        </text:list-item>
        <text:list-item>
          <text:p text:style-name="P57">DevOps is the next level of Agile.</text:p>
        </text:list-item>
        <text:list-item>
          <text:p text:style-name="P57">High performing IT organizations are more agile when using DevOps ( High deploy frequency, Lower mean time to recovery during disaster, lower lead time for changes and more reliable software).</text:p>
        </text:list-item>
      </text:list>
      <text:p text:style-name="P18"><text:soft-page-break/>Benefits for Business</text:p>
      <text:list xml:id="list9153369871402422615" text:style-name="L13">
        <text:list-item>
          <text:p text:style-name="P58">Shorter time-to-market.</text:p>
        </text:list-item>
        <text:list-item>
          <text:p text:style-name="P58">Releases are quicker , more stable.</text:p>
        </text:list-item>
        <text:list-item>
          <text:p text:style-name="P58">Better quality.</text:p>
        </text:list-item>
        <text:list-item>
          <text:p text:style-name="P58">Better collaboration between development and operations.</text:p>
        </text:list-item>
        <text:list-item>
          <text:p text:style-name="P58">Faster learning whether a new feature wanted by the customer.</text:p>
        </text:list-item>
        <text:list-item>
          <text:p text:style-name="P58">Less white board planning with no data (new features can be rolled out and tested by the customer very quickly).</text:p>
        </text:list-item>
      </text:list>
      <text:p text:style-name="P25"/>
      <text:p text:style-name="P10">Benefits for customers</text:p>
      <text:list xml:id="list4302994558308326427" text:style-name="L14">
        <text:list-item>
          <text:p text:style-name="P59">New features delivered quicker.</text:p>
        </text:list-item>
        <text:list-item>
          <text:p text:style-name="P59">A leaner organization will have better focus on what the customer wants.</text:p>
        </text:list-item>
        <text:list-item>
          <text:p text:style-name="P60">Batches become smaller, agile is starting to make sense for the customer.</text:p>
        </text:list-item>
        <text:list-item>
          <text:p text:style-name="P61">Better visibility of new features.</text:p>
        </text:list-item>
      </text:list>
      <text:p text:style-name="P26"/>
      <text:p text:style-name="P11">Tools can help</text:p>
      <text:list xml:id="list861853673680269975" text:style-name="L15">
        <text:list-item>
          <text:p text:style-name="P62">Cloud computing (Azure, AWS, Google cloud)</text:p>
        </text:list-item>
        <text:list-item>
          <text:p text:style-name="P62">Infrastructure as code (Chef, Puppet, Ansible, SaltStack)</text:p>
        </text:list-item>
        <text:list-item>
          <text:p text:style-name="P62">Build &amp; test using continuous integration (Jenkins)</text:p>
        </text:list-item>
        <text:list-item>
          <text:p text:style-name="P62">Containerization (Docker) <text:s/>//Instead running of virtual machines we run containers//</text:p>
        </text:list-item>
      </text:list>
      <text:p text:style-name="P27"/>
      <text:p text:style-name="P12">DevOps as <text:s/>a Service</text:p>
      <text:p text:style-name="P28">Development Environment as <text:s/>a Service in the cloud <text:span text:style-name="T1">https://c9.io/</text:span></text:p>
      <text:p text:style-name="P28">Build tools as a service (Atlassian)</text:p>
      <text:p text:style-name="P29">Provisioning and deployment tools as a service (AWS OpsWorks)</text:p>
      <text:p text:style-name="P30">Platform as a service (Heroku)<text:span text:style-name="T7"> </text:span><text:span text:style-name="T2">https://www.heroku.com</text:span></text:p>
      <text:p text:style-name="P30"/>
      <text:p text:style-name="P13">Version Control</text:p>
      <text:p text:style-name="P31">Version Control is really the first thing you <text:span text:style-name="T8">should master</text:span> in the domain of DevOps.</text:p>
      <text:p text:style-name="P32">Definition</text:p>
      <text:p text:style-name="P31">Version Control, also known as revision control or source control, is the management of changes to documents, computer programs, large web sites, and other collections of information.</text:p>
      <text:p text:style-name="P33">The most well-known is <text:span text:style-name="T9">Git</text:span></text:p>
      <text:p text:style-name="P14">Why use VC ?</text:p>
      <text:list xml:id="list6474367254589750855" text:style-name="L16">
        <text:list-item>
          <text:p text:style-name="P63">Developers will use it for a golden source for the software product.</text:p>
        </text:list-item>
        <text:list-item>
          <text:p text:style-name="P63">Operations will use it as a version control for automation<text:span text:style-name="T10"> (scripts, Tools, Software Configuration).</text:span></text:p>
        </text:list-item>
      </text:list>
      <text:p text:style-name="P33"/>
      <text:p text:style-name="P15">Git</text:p>
      <text:p text:style-name="P34">Distributed V<text:span text:style-name="T13">ersion Control</text:span></text:p>
      <text:p text:style-name="P39">Often a central repository like github.com or bitbucket.com</text:p>
      <text:p text:style-name="P39">Developers have a full local copy of the repository, they "clone central repository"</text:p>
      <text:p text:style-name="P35"/>
      <text:p text:style-name="P35">When we <text:span text:style-name="T11">make some changes</text:span></text:p>
      <text:list xml:id="list393207768027088187" text:style-name="L17">
        <text:list-item>
          <text:p text:style-name="P52">As a developer, u can make some local changes</text:p>
        </text:list-item>
        <text:list-item>
          <text:p text:style-name="P52">Then commit those changes locally using "<text:span text:style-name="T16">git commit</text:span>"</text:p>
        </text:list-item>
        <text:list-item>
          <text:p text:style-name="P52">Share the changes with your team using git push to send your changes to the central repository.</text:p>
        </text:list-item>
      </text:list>
      <text:p text:style-name="P40"><text:soft-page-break/>Retrieving changes</text:p>
      <text:p text:style-name="Text_20_body">Another developer can retrieve the changes using <text:span text:style-name="T15">"</text:span><text:span text:style-name="T16">git pull</text:span><text:span text:style-name="T15">"</text:span> this will <text:span text:style-name="T15">f</text:span>etch the changes from the central repository and merge the remote changes with your local branch.</text:p>
      <text:p text:style-name="P19">Branches</text:p>
      <text:p text:style-name="P36">Very goog feature of Git, it will enable each team member to work on his branch then send the changes to the master branch by merging them.</text:p>
      <text:p text:style-name="P36"/>
      <text:p text:style-name="P16">Merging</text:p>
      <text:p text:style-name="P37">After some changes on some files on a branch we can merge these changes using <text:span text:style-name="T12">git merge</text:span> command.</text:p>
      <text:p text:style-name="P37"/>
      <text:p text:style-name="P17">Git Flow</text:p>
      <text:p text:style-name="P37">The GitFlow workflow defines a strict branching model designed around the project release. All the changes on any branch must be later (if it is essential and necessary) merged into the master branch.</text:p>
      <text:p text:style-name="P37"/>
      <text:p text:style-name="P20">Git commands overview</text:p>
      <text:h text:style-name="P44" text:outline-level="4">Creating a new <text:span text:style-name="T17">local </text:span>repository</text:h>
      <text:p text:style-name="P2">mkdir project</text:p>
      <text:p text:style-name="P2">cd project</text:p>
      <text:p text:style-name="P5">git init<text:span text:style-name="T21"> <text:s text:c="2"/>/before init we can do clone https://github.com/vahenr/Devops-info.git and use it as a local directory name/</text:span></text:p>
      <text:p text:style-name="P3">git remote add origin <text:span text:style-name="T17">https://github.com/vahenr/Devops-info.git</text:span></text:p>
      <text:p text:style-name="P41">git pull</text:p>
      <text:p text:style-name="P2">git add .</text:p>
      <text:p text:style-name="P2">git commit -am “new repository”</text:p>
      <text:p text:style-name="P3">git push -u origin master</text:p>
      <text:h text:style-name="P45" text:outline-level="4">Cloning existing repository</text:h>
      <text:p text:style-name="P42">git clone https://github.com/username/your-repo.git</text:p>
      <text:h text:style-name="P45" text:outline-level="4">Creating branch</text:h>
      <text:p text:style-name="P42">git checkout -b feature-1</text:p>
      <text:p text:style-name="P42"># you are now in a branch, you can edit and create new files</text:p>
      <text:p text:style-name="P42">git add .</text:p>
      <text:p text:style-name="P42">git commit -am “new feature”</text:p>
      <text:p text:style-name="P43">/git push origin feature-1 to send this branch to Github repository/</text:p>
      <text:h text:style-name="P45" text:outline-level="4">Merging branch to master</text:h>
      <text:p text:style-name="P42">git checkout master</text:p>
      <text:p text:style-name="P42">git merge feature-1</text:p>
      <text:p text:style-name="P42">git push</text:p>
      <text:h text:style-name="P45" text:outline-level="4">Deleting branch</text:h>
      <text:p text:style-name="P42">git branch -d feature-x</text:p>
      <text:h text:style-name="P45" text:outline-level="4">List all branches</text:h>
      <text:p text:style-name="P42">git branch -a</text:p>
      <text:h text:style-name="P45" text:outline-level="4">Switch branch</text:h>
      <text:p text:style-name="P42">git checkout feature-x</text:p>
      <text:h text:style-name="P45" text:outline-level="4">Switch to master branch</text:h>
      <text:p text:style-name="P42">git checkout master</text:p>
      <text:h text:style-name="P45" text:outline-level="4">Listing Remote repositories</text:h>
      <text:p text:style-name="P42">git remote -v</text:p>
      <text:p text:style-name="P21">Replacing remote repository</text:p>
      <text:p text:style-name="P42"><text:soft-page-break/># in case your remote repository changes, or you want to switch from HTTPS-&gt;SSH or SSH-&gt;HTTPS</text:p>
      <text:p text:style-name="P42">git remote remove origin</text:p>
      <text:p text:style-name="P4"><text:span text:style-name="T18">git remote add origin</text:span><text:span text:style-name="T19"> https://github.com/username/your-repo.git</text:span></text:p>
      <text:p text:style-name="P4"/>
      <text:h text:style-name="P46" text:outline-level="4">More resources</text:h>
      <text:p text:style-name="P2"><text:span text:style-name="T18">git commands:</text:span><text:span text:style-name="T20"> </text:span><text:a xlink:type="simple" xlink:href="https://www.atlassian.com/git/tutorials/comparing-workflows/" office:target-frame-name="_blank" xlink:show="new"><text:span text:style-name="T18">https://www.atlassian.com/git/tutorials/comparing-workflows/</text:span></text:a></text:p>
      <text:p text:style-name="P2"><text:span text:style-name="T18">git flow:</text:span><text:span text:style-name="T20"> </text:span><text:a xlink:type="simple" xlink:href="http://danielkummer.github.io/git-flow-cheatsheet/" office:target-frame-name="_blank" xlink:show="new"><text:span text:style-name="T18">http://danielkummer.github.io/git-flow-cheatsheet/</text:span></text:a></text:p>
      <text:p text:style-name="P2"/>
      <text:p text:style-name="P42"/>
      <text:p text:style-name="P42"/>
      <text:p text:style-name="P42"/>
      <text:p text:style-name="P47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0:22:23.735896989</meta:creation-date>
    <dc:date>2016-11-08T19:42:39.320009090</dc:date>
    <meta:editing-duration>PT5H49M42S</meta:editing-duration>
    <meta:editing-cycles>36</meta:editing-cycles>
    <meta:generator>LibreOffice/4.2.8.2$Linux_X86_64 LibreOffice_project/420m0$Build-2</meta:generator>
    <meta:document-statistic meta:table-count="1" meta:image-count="0" meta:object-count="0" meta:page-count="4" meta:paragraph-count="120" meta:word-count="908" meta:character-count="5984" meta:non-whitespace-character-count="5099"/>
  </office:meta>
</office:document-meta>
</file>